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paragraph-properties fo:margin-left="0in" fo:margin-right="0in" fo:margin-top="0in" fo:margin-bottom="0in" fo:text-indent="-0.25in" style:auto-text-indent="false"/>
    </style:style>
    <style:style style:name="P2" style:family="paragraph" style:parent-style-name="Standard" style:list-style-name="WWNum2">
      <style:paragraph-properties fo:margin-left="0in" fo:margin-right="0in" fo:margin-top="0in" fo:margin-bottom="0in" fo:text-indent="-0.25in" style:auto-text-indent="false"/>
    </style:style>
    <style:style style:name="P3" style:family="paragraph" style:parent-style-name="Standard" style:list-style-name="WWNum2">
      <style:paragraph-properties fo:margin-left="0in" fo:margin-right="0in" fo:text-indent="-0.25in" style:auto-text-indent="false"/>
    </style:style>
    <style:style style:name="P4" style:family="paragraph" style:parent-style-name="Standard">
      <style:paragraph-properties fo:margin-left="0.25in" fo:margin-right="0in" fo:text-indent="0in" style:auto-text-indent="false"/>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span text:style-name="T1">Assignments – Programmatic model 4: Visualforce</text:span></text:p>
      <text:p text:style-name="Standard"><text:span text:style-name="T1">Part 2 – Practical: Account management application</text:span></text:p>
      <text:list xml:id="list285685541663376946" text:style-name="WWNum2">
        <text:list-item>
          <text:p text:style-name="P2"><text:span text:style-name="T1">The accounts manager should be able to add new accounts to my organization through a custom VF page. The page should include the account name and the account email as required fields. Create a save and a cancel button as well. On clicking the save button, the record should be saved, whereas the user should be redirected to the Accounts list view on clicking the cancel button. </text:span></text:p>
        </text:list-item>
        <text:list-item>
          <text:p text:style-name="P2"><text:span text:style-name="T1">The accounts manager should be able to view a list of all the accounts present in my organization. Develop a VF page for the same. The columns that should be present on the page are:</text:span></text:p>
          <text:list>
            <text:list-item>
              <text:p text:style-name="P2"><text:span text:style-name="T1">Account Name</text:span></text:p>
            </text:list-item>
            <text:list-item>
              <text:p text:style-name="P2"><text:span text:style-name="T1">Email address</text:span></text:p>
            </text:list-item>
            <text:list-item>
              <text:p text:style-name="P2"><text:span text:style-name="T1">Phone number</text:span></text:p>
            </text:list-item>
            <text:list-item>
              <text:p text:style-name="P2"><text:span text:style-name="T1">Website</text:span></text:p>
            </text:list-item>
            <text:list-item>
              <text:p text:style-name="P3"><text:span text:style-name="T1">A button named “Manage Contacts”</text:span></text:p>
            </text:list-item>
          </text:list>
        </text:list-item>
      </text:list>
      <text:p text:style-name="Standard"><text:span text:style-name="T1">On clicking the account name, he/she should be redirected to the account detail page. Also on clicking the website of the account, he/she should be taken to the same in a new tab.</text:span></text:p>
      <text:p text:style-name="Standard"><text:span text:style-name="T1">Generate a table for the same. Use standard visualforce table components for the same.</text:span></text:p>
      <text:list xml:id="list36376111" text:continue-numbering="true" text:style-name="WWNum2">
        <text:list-item>
          <text:p text:style-name="P2"><text:span text:style-name="T1">The accounts manager should be able to manage the contacts for the account that he has clicked from the previous page. Design an interactive page for the same showing the account name on the top as a header and a table of all the contacts for the account below. Also there should be a “Return” button that should take him/her to the Accounts list page (assignment 2).</text:span></text:p>
        </text:list-item>
        <text:list-item>
          <text:p text:style-name="P2"><text:span text:style-name="T1">Add a button saying “Delete all contacts”, on clicking the button </text:span>all the contacts for the account would be deleted. After deletion, the user should be navigated back to the accounts page (previous page).</text:p>
        </text:list-item>
        <text:list-item>
          <text:p text:style-name="P3"><text:span text:style-name="T1">The count of the contacts for the account should be displayed on the footer of the page. On adding/deleting contacts from the account, the count should change accordingly. Generate a VF component for the same. The component should be generic across all the objects and should not be limited to only a list of accounts/contacts.</text:span></text:p>
        </text:list-item>
      </text:list>
      <text:p text:style-name="P4"><text:span text:style-name="T1">Add the same component on the account list page as well (assignment 2).</text:span></text:p>
      <text:p text:style-name="P4"><text:bookmark text:name="h.gjdgxs"/><text:span text:style-name="T1">Create an app for the same function and add relevant tabs as well to the application.</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Standard"><text:soft-page-break/><text:span text:style-name="T1">Part 1 – Theory</text:span></text:p>
      <text:list xml:id="list2002869150346119447" text:style-name="WWNum1">
        <text:list-item>
          <text:p text:style-name="P1"><text:span text:style-name="T1">List out the different M-V-C components that you see in Salesforce</text:span></text:p>
        </text:list-item>
        <text:list-item>
          <text:p text:style-name="P1"><text:span text:style-name="T1">What is visualforce? Is it similar to HTML? If yes, in what way is it similar?</text:span></text:p>
        </text:list-item>
        <text:list-item>
          <text:p text:style-name="P1"><text:span text:style-name="T1">What are controllers for a visualforce page? How many different controllers are available to use in Salesforce?</text:span></text:p>
        </text:list-item>
        <text:list-item>
          <text:p text:style-name="P1"><text:span text:style-name="T1">What functions does Salesforce offer by default in standard controllers?</text:span></text:p>
        </text:list-item>
        <text:list-item>
          <text:p text:style-name="P1"><text:span text:style-name="T1">Can the default functions of a standard controller be overridden in Salesforce? If yes, how?</text:span></text:p>
        </text:list-item>
        <text:list-item>
          <text:p text:style-name="P1"><text:span text:style-name="T1">What are custom controllers? Can we use standard and custom controllers for the same page in Salesforce?</text:span></text:p>
        </text:list-item>
        <text:list-item>
          <text:p text:style-name="P1"><text:span text:style-name="T1">How can you extend the functionality of the standard controllers?</text:span></text:p>
        </text:list-item>
        <text:list-item>
          <text:p text:style-name="P1"><text:span text:style-name="T1">Can you write extensions to a page without a standard controller?</text:span></text:p>
        </text:list-item>
        <text:list-item>
          <text:p text:style-name="P1"><text:span text:style-name="T1">Can custom controller and extensions be used on the same page?</text:span></text:p>
        </text:list-item>
        <text:list-item>
          <text:p text:style-name="P1"><text:span text:style-name="T1">What is the order of execution of controllers and extensions?</text:span></text:p>
        </text:list-item>
        <text:list-item>
          <text:p text:style-name="P1"><text:span text:style-name="T1">What are visualforce components? How can you leverage them in visualforce pages?</text:span></text:p>
        </text:list-item>
        <text:list-item>
          <text:p text:style-name="P1"><text:span text:style-name="T1">Can you write controllers and extensions to visualforce components?</text:span></text:p>
        </text:list-item>
        <text:list-item>
          <text:p text:style-name="P1"><text:span text:style-name="T1">How can you pass parameters to visualforce component controllers from visualforce pag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fo:color="#000000"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fo:color="#000000" style:font-name="Calibri" fo:font-size="11pt" fo:language="en" fo:country="US" style:letter-kerning="tru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0835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class="text">
      <style:paragraph-properties fo:margin-top="0.25in" fo:margin-bottom="0.0555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class="text">
      <style:paragraph-properties fo:margin-top="0.1665in" fo:margin-bottom="0.028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class="text">
      <style:paragraph-properties fo:margin-top="0.1528in" fo:margin-bottom="0.028in"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class="chapter">
      <style:paragraph-properties fo:margin-top="0.3335in" fo:margin-bottom="0.0835in" fo:text-align="center"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margin-top="0.25in" fo:margin-bottom="0.0555in" fo:text-align="center"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veeta Waikar</meta:initial-creator>
    <meta:editing-cycles>2</meta:editing-cycles>
    <meta:creation-date>2016-03-10T07:49:00</meta:creation-date>
    <dc:date>2016-03-15T16:19:23.07</dc:date>
    <meta:editing-duration>PT2S</meta:editing-duration>
    <meta:generator>OpenOffice.org/3.4$Win32 OpenOffice.org_project/340m1$Build-9590</meta:generator>
    <meta:document-statistic meta:table-count="0" meta:image-count="0" meta:object-count="0" meta:page-count="2" meta:paragraph-count="30" meta:word-count="547" meta:character-count="31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